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fo:font-size="32pt" fo:font-weight="bold" officeooo:rsid="000b711e" officeooo:paragraph-rsid="000b711e" style:font-size-asian="32pt" style:font-weight-asian="bold" style:font-size-complex="32pt" style:font-weight-complex="bold"/>
    </style:style>
    <style:style style:name="P2" style:family="paragraph" style:parent-style-name="Standard">
      <style:paragraph-properties fo:text-align="justify" style:justify-single-word="false"/>
      <style:text-properties style:font-name="Segoe UI" officeooo:rsid="000b711e" officeooo:paragraph-rsid="000b711e"/>
    </style:style>
    <style:style style:name="P3" style:family="paragraph" style:parent-style-name="Standard">
      <style:paragraph-properties fo:text-align="justify" style:justify-single-word="false"/>
      <style:text-properties style:font-name="Segoe UI" officeooo:rsid="000bc708" officeooo:paragraph-rsid="000bc708"/>
    </style:style>
    <style:style style:name="P4" style:family="paragraph" style:parent-style-name="Standard">
      <style:paragraph-properties fo:text-align="justify" style:justify-single-word="false"/>
      <style:text-properties style:font-name="Segoe UI" officeooo:rsid="000bc708" officeooo:paragraph-rsid="000f4335"/>
    </style:style>
    <style:style style:name="P5" style:family="paragraph" style:parent-style-name="Standard">
      <style:paragraph-properties fo:text-align="justify" style:justify-single-word="false"/>
      <style:text-properties style:font-name="Segoe UI" officeooo:rsid="000f4335" officeooo:paragraph-rsid="000f4335"/>
    </style:style>
    <style:style style:name="P6" style:family="paragraph" style:parent-style-name="Standard">
      <style:paragraph-properties fo:text-align="justify" style:justify-single-word="false"/>
      <style:text-properties style:font-name="Segoe UI" fo:font-weight="bold" officeooo:rsid="000bc708" officeooo:paragraph-rsid="000bc708" style:font-weight-asian="bold" style:font-weight-complex="bold"/>
    </style:style>
    <style:style style:name="P7" style:family="paragraph" style:parent-style-name="Standard">
      <style:paragraph-properties fo:text-align="justify" style:justify-single-word="false"/>
      <style:text-properties style:font-name="Segoe UI" officeooo:rsid="0010c828" officeooo:paragraph-rsid="0010c828"/>
    </style:style>
    <style:style style:name="P8" style:family="paragraph" style:parent-style-name="Standard">
      <style:paragraph-properties fo:text-align="justify" style:justify-single-word="false"/>
      <style:text-properties style:font-name="Segoe UI" officeooo:rsid="0010c828" officeooo:paragraph-rsid="00206a57"/>
    </style:style>
    <style:style style:name="P9" style:family="paragraph" style:parent-style-name="Standard">
      <style:paragraph-properties fo:text-align="justify" style:justify-single-word="false"/>
      <style:text-properties style:font-name="Segoe UI" officeooo:rsid="0014ac8b" officeooo:paragraph-rsid="0014ac8b"/>
    </style:style>
    <style:style style:name="P10" style:family="paragraph" style:parent-style-name="Standard">
      <style:paragraph-properties fo:text-align="justify" style:justify-single-word="false"/>
      <style:text-properties style:font-name="Segoe UI" officeooo:rsid="00153c41" officeooo:paragraph-rsid="00153c41"/>
    </style:style>
    <style:style style:name="P11" style:family="paragraph" style:parent-style-name="Standard">
      <style:paragraph-properties fo:text-align="justify" style:justify-single-word="false"/>
      <style:text-properties style:font-name="Segoe UI" officeooo:rsid="0016d8a6" officeooo:paragraph-rsid="0016d8a6"/>
    </style:style>
    <style:style style:name="P12" style:family="paragraph" style:parent-style-name="Standard">
      <style:paragraph-properties fo:text-align="justify" style:justify-single-word="false"/>
      <style:text-properties style:font-name="Segoe UI" officeooo:rsid="0017b77f" officeooo:paragraph-rsid="0017b77f"/>
    </style:style>
    <style:style style:name="P13" style:family="paragraph" style:parent-style-name="Standard">
      <style:paragraph-properties fo:text-align="justify" style:justify-single-word="false"/>
      <style:text-properties style:font-name="Segoe UI" officeooo:rsid="00180e13" officeooo:paragraph-rsid="00180e13"/>
    </style:style>
    <style:style style:name="P14" style:family="paragraph" style:parent-style-name="Standard">
      <style:paragraph-properties fo:text-align="justify" style:justify-single-word="false"/>
      <style:text-properties style:font-name="Segoe UI" officeooo:rsid="001a9005" officeooo:paragraph-rsid="001a9005"/>
    </style:style>
    <style:style style:name="P15" style:family="paragraph" style:parent-style-name="Standard">
      <style:paragraph-properties fo:text-align="justify" style:justify-single-word="false"/>
      <style:text-properties style:font-name="Segoe UI" officeooo:rsid="001e15fd" officeooo:paragraph-rsid="001e15fd"/>
    </style:style>
    <style:style style:name="T1" style:family="text">
      <style:text-properties officeooo:rsid="00153c41"/>
    </style:style>
    <style:style style:name="T2" style:family="text">
      <style:text-properties officeooo:rsid="00154e8b"/>
    </style:style>
    <style:style style:name="T3" style:family="text">
      <style:text-properties officeooo:rsid="00180e13"/>
    </style:style>
    <style:style style:name="T4" style:family="text">
      <style:text-properties officeooo:rsid="001a9005"/>
    </style:style>
    <style:style style:name="T5" style:family="text">
      <style:text-properties officeooo:rsid="001c20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Méthodologique</text:p>
      <text:p text:style-name="P2"/>
      <text:p text:style-name="P6">Méthodologie d’entraînement du modèle</text:p>
      <text:p text:style-name="P3"/>
      <text:p text:style-name="P5">Etape 1 : Préparation des données</text:p>
      <text:p text:style-name="P5"/>
      <text:p text:style-name="P9">La première étape fut de préparer les données, récupérable à l’adresse suivante : <text:a xlink:type="simple" xlink:href="https://www.kaggle.com/competitions/home-credit-default-risk/data" text:style-name="Internet_20_link" text:visited-style-name="Visited_20_Internet_20_Link">https://www.kaggle.com/competitions/home-credit-default-risk/data</text:a>. Le code servant à l’obtention d’un DataFrame « fusionné » est inspiré du code trouvable à l’URL suivante : <text:a xlink:type="simple" xlink:href="https://www.kaggle.com/code/jsaguiar/lightgbm-with-simple-features" text:style-name="Internet_20_link" text:visited-style-name="Visited_20_Internet_20_Link">https://www.kaggle.com/code/jsaguiar/lightgbm-with-simple-features</text:a>. Une fois remanié et adapté à nos besoins, celui-ci se décompose de la façon suivante :</text:p>
      <text:p text:style-name="P9"/>
      <text:p text:style-name="P9"><text:tab/>- </text:p>
      <text:p text:style-name="P9"><text:tab/>- </text:p>
      <text:p text:style-name="P9"><text:tab/>- </text:p>
      <text:p text:style-name="P9"><text:tab/>- </text:p>
      <text:p text:style-name="P9"><text:tab/>- </text:p>
      <text:p text:style-name="P9"/>
      <text:p text:style-name="P9">Cela permet alors d’obtenir un DataFrame assez massif niveau nombre de colonnes (+ de 500). <text:span text:style-name="T1">Une séparation initiale sera réalisée en fonction de la présence ou d’une cible identifiée par la colonne ‘TARGET’. Deux jeux de données seront donc constitués : un possédant une cible(et servant directement dans la suite de l’entraînement), et l’autre, constituant de par l’absence de cible, un jeu de données ‘réel’ idéal pour des tests futurs.</text:span> En parallèle de cela, un Feature Engineering peut être établi via une réalisation de la Feature Importance de nos colonnes par rapport à la cible. Une nouvelle fois, plusieurs code peuvent permettre de dégager une quantité réduite de variables significatives. On peut alors passer à une cinquantaine de variables, lesquelles sont encore raffinées par des tests plus poussés avec les divers modèles testés et proposés dans la suite de cette note. Cela permet alors de réduire le nombre de colonnes à moins de 20. Enfin, pour conclure cette étape, une création de nouvelles variables est menée, conduisant à 4 nouvelles variables issues de 3 variables initiales, ces dernières étant ensuite retirées du DataFrame.</text:p>
      <text:p text:style-name="P5"/>
      <text:p text:style-name="P5">Etape 2 : Création des jeux de données</text:p>
      <text:p text:style-name="P5"/>
      <text:p text:style-name="P10">Une scission en plusieurs jeux de données est réalisée par l’intermédiaire de la méthode XXX de Scikit-Learn. Celle-ci permet de YYY. On se retrouve alors avec les jeux suivants :</text:p>
      <text:p text:style-name="P10"/>
      <text:p text:style-name="P10"><text:tab/>- train_df : le jeu d’entraînement principal</text:p>
      <text:p text:style-name="P10"><text:tab/>- test_df : le jeu servant à tester en cas ‘réel’ les modèles entraînés</text:p>
      <text:p text:style-name="P10"><text:tab/>- score_df : le jeu servant à tester le Data Drift</text:p>
      <text:p text:style-name="P5"/>
      <text:p text:style-name="P5"/>
      <text:p text:style-name="P11">Le ratio retenu est 0.7 / 0.15 / 0.15 par rapport au jeu de données issu de l’étape 1.</text:p>
      <text:p text:style-name="P5"/>
      <text:p text:style-name="P5"><text:soft-page-break/>Etape 3 : Recherche des meilleurs hyperparamètres par modèle</text:p>
      <text:p text:style-name="P5"/>
      <text:p text:style-name="P12">La recherche est confiée à un Pipeline basé autour des packages Scikit-Learn et Imbalanced-Learn. De par le caractère fortement déséquilibré de la cible (ratio estimé à 0.9/0.1 de cibles négatives/positives), <text:span text:style-name="T3">un oversampling a été réalisé (voir partie dédiée pour de plus amples détails) autour de la méthode SMOTE. Celui-ci a en réalité été inclus dans un Pipeline intégré à une Random Search CV, laquelle a permis d’obtenir un compromis intéressant sur les performances (voir partie dédiée pour plus de détails).</text:span></text:p>
      <text:p text:style-name="P5"/>
      <text:p text:style-name="P5">Etape 4 : <text:span text:style-name="T2">Génération de</text:span> statistiques, puis comparaison entre modèle et sélection du meilleur modèle</text:p>
      <text:p text:style-name="P5"/>
      <text:p text:style-name="P13">Plusieurs statistiques (détaillées en partie XXX) ont servi à la décision du modèle le plus performant, lequel a résulté dans la sélection du LightGBM comme meilleur modèle.</text:p>
      <text:p text:style-name="P5"/>
      <text:p text:style-name="P5">Etape 5 : Fine Tuning du modèle retenu par recherche Bayesienne sur les hyperparamètres retenus</text:p>
      <text:p text:style-name="P5"/>
      <text:p text:style-name="P13">Une recherche Bayesienne <text:span text:style-name="T4">basée sur le package Scikit-Optimize </text:span>a été conduite sur la base des meilleurs hyperparamètres trouvés en étape 3. Celle-ci a été conduite dans un Pipeline similaire à l’étape 3.</text:p>
      <text:p text:style-name="P5"/>
      <text:p text:style-name="P5">Etape 6 : Affichage de résultats et sérialisation des modèles</text:p>
      <text:p text:style-name="P3"/>
      <text:p text:style-name="P6">Traitement du déséquilibre des classes</text:p>
      <text:p text:style-name="P3"/>
      <text:p text:style-name="P14">Le traitement du déséquilibre des classes a été confié à la méthode SMOTE () issu <text:span text:style-name="T5">du package Imbalanced-Learn. Celui-ci génère des données synthétiques issues de la distribution de la classe minoritaire. Cela permet donc d’obtenir un ratio 50/50 entre nos classes à prédire. La limite directe de la méthode est donc l’entraînement sur des données potentiellement fausses, car issues d’une interprétation des diverses distributions des variables de notre classe minoritaire. D’autres tests ont été menés sur un tandem Oversampling / Undersampling, réalisé via la méthode SMOTENN () d’Imbalanced-Learn. Les résultats étant plutôt mitigés par rapport à l’oversampling direct, il a pour l’instant été retenu l’emploi de SMOTE.</text:span></text:p>
      <text:p text:style-name="P4"/>
      <text:p text:style-name="P6">Fonction coût métier, algorithme d’optimisation et métrique d’évaluation</text:p>
      <text:p text:style-name="P3"/>
      <text:p text:style-name="P15">La fonction coût métier a comme but principal de limiter au maximum un des impacts financiers évaluables par la mesure du ratio Faux Positifs / Faux Négatifs. Les Faux Négatifs (mauvais clients, comptabilisés bons par le modèle) ont en effet un impact négatif bien plus important sur les revenus de l’entreprise que les Faux Positifs (bons clients prédits mauvais par le modèle). Un scoring a ainsi été développé, utilisé dans la recherche des meilleurs hyperparamètres établi en partie XYZ. Celui-ci établi un score final, basé sur deux entrées : une liste comprenant les labels de la cible réelle, et une autre liste comprenant la <text:soft-page-break/>probabilité négative / positive pour chaque client prédit par le modèle. Un mismatch sur une position donné déclenchera l’incrémentation du score. Si la fonction établi que le client prédit est un Faux Négatif, le score sera incrémenté 10x plus que pour un client prédit Faux Positif. Ce score est donc à optimiser afin d’avoir le plus faible possible. Il est ainsi créé un scorer via la méthode idoine de Scikit-Learn, incluant cette condition.</text:p>
      <text:p text:style-name="P7"/>
      <text:p text:style-name="P7">Algorithme d’optimisation : Random Search</text:p>
      <text:p text:style-name="P7"/>
      <text:p text:style-name="P8">Métrique d’évaluation : </text:p>
      <text:p text:style-name="P8"/>
      <text:p text:style-name="P8"><text:tab/>- AUC :</text:p>
      <text:p text:style-name="P8"/>
      <text:p text:style-name="P8"/>
      <text:p text:style-name="P8"><text:tab/>- ROC :</text:p>
      <text:p text:style-name="P8"/>
      <text:p text:style-name="P8"/>
      <text:p text:style-name="P8"><text:tab/>- Precision Recall Curve :</text:p>
      <text:p text:style-name="P8"/>
      <text:p text:style-name="P8"/>
      <text:p text:style-name="P8"><text:tab/>- Fbeta Score :</text:p>
      <text:p text:style-name="P8"/>
      <text:p text:style-name="P8"/>
      <text:p text:style-name="P8"><text:tab/>- Confusion matrix :</text:p>
      <text:p text:style-name="P7"/>
      <text:p text:style-name="P7"/>
      <text:p text:style-name="P3"/>
      <text:p text:style-name="P6">Tableau de synthèse des résulta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Interprétabilité globale et locale du modèle</text:p>
      <text:p text:style-name="P3"/>
      <text:p text:style-name="P5">Exploitation des Shapley Values en global et loc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6">Limites et améliorations possibles</text:p>
      <text:p text:style-name="P3"/>
      <text:p text:style-name="P5">Limites en termes de performances sur la prédiction des faux négatifs</text:p>
      <text:p text:style-name="P5">Améliorations possibles par la recherche de nouveaux modèles et feature engineer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Analyse du Data Drift</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5:52:13.353892668</meta:creation-date>
    <dc:date>2023-05-12T16:56:15.252795372</dc:date>
    <meta:editing-duration>PT1H3M52S</meta:editing-duration>
    <meta:editing-cycles>22</meta:editing-cycles>
    <meta:generator>LibreOffice/7.4.6.2$Linux_X86_64 LibreOffice_project/40$Build-2</meta:generator>
    <meta:document-statistic meta:table-count="0" meta:image-count="0" meta:object-count="0" meta:page-count="5" meta:paragraph-count="41" meta:word-count="900" meta:character-count="5728" meta:non-whitespace-character-count="4850"/>
  </office:meta>
</office:document-meta>
</file>